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list-style-name="L3">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nline Clinic Management Tool</text:p>
      <text:p text:style-name="P1">Agile Methodology-JIRA Tool</text:p>
      <text:p text:style-name="P1">Rough Outline</text:p>
      <text:p text:style-name="P2"><text:span text:style-name="T2"/></text:p>
      <text:p text:style-name="P2"><text:span text:style-name="T2"/></text:p>
      <text:p text:style-name="P3"><text:span text:style-name="T1">Contents</text:span></text:p>
      <text:p text:style-name="P5"><text:span text:style-name="T1"/></text:p>
      <text:list xml:id="list7982220400201675395" text:style-name="L3">
        <text:list-item>
          <text:p text:style-name="P6"><text:span text:style-name="T1">Project Description</text:span></text:p>
        </text:list-item>
        <text:list-item>
          <text:p text:style-name="P6"><text:span text:style-name="T1">Product Backlog</text:span></text:p>
        </text:list-item>
        <text:list-item>
          <text:p text:style-name="P6"><text:span text:style-name="T1">Components</text:span></text:p>
        </text:list-item>
        <text:list-item>
          <text:p text:style-name="P6"><text:span text:style-name="T1">Versions</text:span></text:p>
        </text:list-item>
        <text:list-item>
          <text:p text:style-name="P6"><text:span text:style-name="T1">Epics</text:span></text:p>
        </text:list-item>
        <text:list-item>
          <text:p text:style-name="P6"><text:span text:style-name="T1">Issues</text:span></text:p>
        </text:list-item>
      </text:list>
      <text:p text:style-name="P5"><text:span text:style-name="T1"/></text:p>
      <text:p text:style-name="P3"><text:span text:style-name="T1">Project Description</text:span></text:p>
      <text:p text:style-name="P7"><text:span text:style-name="T1">This tool is a Online Clinic Management Tool, which help patients to reach to doctor remotely without physically reaching to doctor or a clinic or a hospital. This tool enables patient to create user account, book appointments, make payments and provide feedbacks for doctors and </text:span></text:p>
      <text:p text:style-name="P7"><text:span text:style-name="T1">services and many more features for patient and doctor as well.</text:span></text:p>
      <text:p text:style-name="P7"><text:span text:style-name="T1"/></text:p>
      <text:p text:style-name="P7"><text:span text:style-name="T1">This document contains product backlog for tool which gives roadmap and requirements for this project. It has components necessary to design, code, implement, test and maintain this tool. It has versions which provide future addons to this tool. Describes Epics and Issues for project clear overview.</text:span></text:p>
      <text:p text:style-name="P7"><text:span text:style-name="T1"/></text:p>
      <text:p text:style-name="P4"><text:span text:style-name="T1">Product Backlog</text:span></text:p>
      <text:p text:style-name="P4"><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S</meta:initial-creator>
    <meta:creation-date>2023-05-04T23:34:23.12</meta:creation-date>
    <meta:document-statistic meta:table-count="0" meta:image-count="0" meta:object-count="0" meta:page-count="1" meta:paragraph-count="15" meta:word-count="130" meta:character-count="829"/>
    <dc:date>2023-05-05T00:05:38.34</dc:date>
    <dc:creator>A S</dc:creator>
    <meta:editing-duration>PT16M4S</meta:editing-duration>
    <meta:editing-cycles>1</meta:editing-cycles>
    <meta:generator>OpenOffice/4.1.14$Win32 OpenOffice.org_project/4114m1$Build-9811</meta:generator>
  </office:meta>
</office:document-meta>
</file>